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1.127cm"/>
    </style:style>
    <style:style style:name="co3" style:family="table-column">
      <style:table-column-properties fo:break-before="auto" style:column-width="3.087cm"/>
    </style:style>
    <style:style style:name="co4" style:family="table-column">
      <style:table-column-properties fo:break-before="auto" style:column-width="2.819cm"/>
    </style:style>
    <style:style style:name="co5" style:family="table-column">
      <style:table-column-properties fo:break-before="auto" style:column-width="2.058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2.47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&quot;" style:apply-style-name="ConditionalStyle_5f_1" style:base-cell-address="Hoja1.D3"/>
      <style:map style:condition="cell-content()=&quot;M&quot;" style:apply-style-name="ConditionalStyle_5f_2" style:base-cell-address="Hoja1.D3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m" style:apply-style-name="ConditionalStyle_5f_2" style:base-cell-address="Hoja1.D30"/>
    </style:style>
    <style:style style:name="ce8" style:family="table-cell" style:parent-style-name="Default" style:data-style-name="N10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09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9" table:default-cell-style-name="Default"/>
        <table:table-column table:style-name="co7" table:number-columns-repeated="998" table:default-cell-style-name="Default"/>
        <table:table-row table:style-name="ro1">
          <table:table-cell table:number-columns-repeated="3"/>
          <table:table-cell table:style-name="ce4" table:number-columns-repeated="2"/>
          <table:table-cell table:style-name="ce2" office:value-type="float" office:value="18.03" calcext:value-type="float">
            <text:p>18,03</text:p>
          </table:table-cell>
          <table:table-cell table:style-name="ce2" office:value-type="float" office:value="0.15" calcext:value-type="float">
            <text:p>0,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 1</text:p>
          </table:table-cell>
          <table:table-cell table:style-name="ce1" office:value-type="string" calcext:value-type="string">
            <text:p>Apellido 2</text:p>
          </table:table-cell>
          <table:table-cell table:style-name="ce5" office:value-type="string" calcext:value-type="string">
            <text:p>Sexo</text:p>
          </table:table-cell>
          <table:table-cell table:style-name="ce5" office:value-type="string" calcext:value-type="string">
            <text:p>Horas trabajadas</text:p>
          </table:table-cell>
          <table:table-cell table:style-name="ce1" office:value-type="string" calcext:value-type="string">
            <text:p>Diners Bruts</text:p>
          </table:table-cell>
          <table:table-cell table:style-name="ce1" office:value-type="string" calcext:value-type="string">
            <text:p>Net</text:p>
          </table:table-cell>
          <table:table-cell table:style-name="ce10" office:value-type="string" calcext:value-type="string">
            <text:p>Net 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onstantino</text:p>
          </table:table-cell>
          <table:table-cell table:style-name="ce2" office:value-type="string" calcext:value-type="string">
            <text:p>Urbano</text:p>
          </table:table-cell>
          <table:table-cell table:style-name="ce2" office:value-type="string" calcext:value-type="string">
            <text:p>López</text:p>
          </table:table-cell>
          <table:table-cell table:style-name="ce17" office:value-type="string" calcext:value-type="string">
            <text:p>H</text:p>
          </table:table-cell>
          <table:table-cell table:style-name="ce4" office:value-type="float" office:value="23" calcext:value-type="float">
            <text:p>23</text:p>
          </table:table-cell>
          <table:table-cell table:style-name="ce8" table:formula="of:=[.E3]*[.$F$1]" office:value-type="currency" office:currency="EUR" office:value="414.69" calcext:value-type="currency">
            <text:p>414,69 €</text:p>
          </table:table-cell>
          <table:table-cell table:style-name="ce9" table:formula="of:=(1-[.$G$1])*[.F3]" office:value-type="currency" office:currency="EUR" office:value="352.4865" calcext:value-type="currency">
            <text:p>352,49 €</text:p>
          </table:table-cell>
          <table:table-cell table:style-name="ce11" table:formula="of:=ROUND([.G3];2)" office:value-type="currency" office:currency="EUR" office:value="352.49" calcext:value-type="currency">
            <text:p>352,49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altasar</text:p>
          </table:table-cell>
          <table:table-cell table:style-name="ce2" office:value-type="string" calcext:value-type="string">
            <text:p>Sánchez</text:p>
          </table:table-cell>
          <table:table-cell table:style-name="ce2" office:value-type="string" calcext:value-type="string">
            <text:p>Martínez</text:p>
          </table:table-cell>
          <table:table-cell table:style-name="ce17" office:value-type="string" calcext:value-type="string">
            <text:p>H</text:p>
          </table:table-cell>
          <table:table-cell table:style-name="ce4" office:value-type="float" office:value="5" calcext:value-type="float">
            <text:p>5</text:p>
          </table:table-cell>
          <table:table-cell table:style-name="ce8" table:formula="of:=[.E4]*[.$F$1]" office:value-type="currency" office:currency="EUR" office:value="90.15" calcext:value-type="currency">
            <text:p>90,15 €</text:p>
          </table:table-cell>
          <table:table-cell table:style-name="ce9" table:formula="of:=(1-[.$G$1])*[.F4]" office:value-type="currency" office:currency="EUR" office:value="76.6275" calcext:value-type="currency">
            <text:p>76,63 €</text:p>
          </table:table-cell>
          <table:table-cell table:style-name="ce11" table:formula="of:=ROUND([.G4];2)" office:value-type="currency" office:currency="EUR" office:value="76.63" calcext:value-type="currency">
            <text:p>76,63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icente</text:p>
          </table:table-cell>
          <table:table-cell table:style-name="ce2" office:value-type="string" calcext:value-type="string">
            <text:p>Calderón</text:p>
          </table:table-cell>
          <table:table-cell table:style-name="ce2" office:value-type="string" calcext:value-type="string">
            <text:p>Gual</text:p>
          </table:table-cell>
          <table:table-cell table:style-name="ce17" office:value-type="string" calcext:value-type="string">
            <text:p>H</text:p>
          </table:table-cell>
          <table:table-cell table:style-name="ce4" office:value-type="float" office:value="14" calcext:value-type="float">
            <text:p>14</text:p>
          </table:table-cell>
          <table:table-cell table:style-name="ce8" table:formula="of:=[.E5]*[.$F$1]" office:value-type="currency" office:currency="EUR" office:value="252.42" calcext:value-type="currency">
            <text:p>252,42 €</text:p>
          </table:table-cell>
          <table:table-cell table:style-name="ce9" table:formula="of:=(1-[.$G$1])*[.F5]" office:value-type="currency" office:currency="EUR" office:value="214.557" calcext:value-type="currency">
            <text:p>214,56 €</text:p>
          </table:table-cell>
          <table:table-cell table:style-name="ce11" table:formula="of:=ROUND([.G5];2)" office:value-type="currency" office:currency="EUR" office:value="214.56" calcext:value-type="currency">
            <text:p>214,56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argarita</text:p>
          </table:table-cell>
          <table:table-cell table:style-name="ce2" office:value-type="string" calcext:value-type="string">
            <text:p>Amengual</text:p>
          </table:table-cell>
          <table:table-cell table:style-name="ce2" office:value-type="string" calcext:value-type="string">
            <text:p>Machín</text:p>
          </table:table-cell>
          <table:table-cell table:style-name="ce17" office:value-type="string" calcext:value-type="string">
            <text:p>M</text:p>
          </table:table-cell>
          <table:table-cell table:style-name="ce4" office:value-type="float" office:value="19" calcext:value-type="float">
            <text:p>19</text:p>
          </table:table-cell>
          <table:table-cell table:style-name="ce8" table:formula="of:=[.E6]*[.$F$1]" office:value-type="currency" office:currency="EUR" office:value="342.57" calcext:value-type="currency">
            <text:p>342,57 €</text:p>
          </table:table-cell>
          <table:table-cell table:style-name="ce9" table:formula="of:=(1-[.$G$1])*[.F6]" office:value-type="currency" office:currency="EUR" office:value="291.1845" calcext:value-type="currency">
            <text:p>291,18 €</text:p>
          </table:table-cell>
          <table:table-cell table:style-name="ce11" table:formula="of:=ROUND([.G6];2)" office:value-type="currency" office:currency="EUR" office:value="291.18" calcext:value-type="currency">
            <text:p>291,18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Javier</text:p>
          </table:table-cell>
          <table:table-cell table:number-columns-repeated="2" table:style-name="ce2" office:value-type="string" calcext:value-type="string">
            <text:p>Torres</text:p>
          </table:table-cell>
          <table:table-cell table:style-name="ce17" office:value-type="string" calcext:value-type="string">
            <text:p>H</text:p>
          </table:table-cell>
          <table:table-cell table:style-name="ce4" office:value-type="float" office:value="24" calcext:value-type="float">
            <text:p>24</text:p>
          </table:table-cell>
          <table:table-cell table:style-name="ce8" table:formula="of:=[.E7]*[.$F$1]" office:value-type="currency" office:currency="EUR" office:value="432.72" calcext:value-type="currency">
            <text:p>432,72 €</text:p>
          </table:table-cell>
          <table:table-cell table:style-name="ce9" table:formula="of:=(1-[.$G$1])*[.F7]" office:value-type="currency" office:currency="EUR" office:value="367.812" calcext:value-type="currency">
            <text:p>367,81 €</text:p>
          </table:table-cell>
          <table:table-cell table:style-name="ce11" table:formula="of:=ROUND([.G7];2)" office:value-type="currency" office:currency="EUR" office:value="367.81" calcext:value-type="currency">
            <text:p>367,81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Zacarías</text:p>
          </table:table-cell>
          <table:table-cell table:style-name="ce2" office:value-type="string" calcext:value-type="string">
            <text:p>Satrústegui</text:p>
          </table:table-cell>
          <table:table-cell table:style-name="ce2" office:value-type="string" calcext:value-type="string">
            <text:p>Pazos</text:p>
          </table:table-cell>
          <table:table-cell table:style-name="ce17" office:value-type="string" calcext:value-type="string">
            <text:p>H</text:p>
          </table:table-cell>
          <table:table-cell table:style-name="ce4" office:value-type="float" office:value="15" calcext:value-type="float">
            <text:p>15</text:p>
          </table:table-cell>
          <table:table-cell table:style-name="ce8" table:formula="of:=[.E8]*[.$F$1]" office:value-type="currency" office:currency="EUR" office:value="270.45" calcext:value-type="currency">
            <text:p>270,45 €</text:p>
          </table:table-cell>
          <table:table-cell table:style-name="ce9" table:formula="of:=(1-[.$G$1])*[.F8]" office:value-type="currency" office:currency="EUR" office:value="229.8825" calcext:value-type="currency">
            <text:p>229,88 €</text:p>
          </table:table-cell>
          <table:table-cell table:style-name="ce11" table:formula="of:=ROUND([.G8];2)" office:value-type="currency" office:currency="EUR" office:value="229.88" calcext:value-type="currency">
            <text:p>229,88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Julia</text:p>
          </table:table-cell>
          <table:table-cell table:style-name="ce2" office:value-type="string" calcext:value-type="string">
            <text:p>Blanco</text:p>
          </table:table-cell>
          <table:table-cell table:style-name="ce2" office:value-type="string" calcext:value-type="string">
            <text:p>Rojo</text:p>
          </table:table-cell>
          <table:table-cell table:style-name="ce17" office:value-type="string" calcext:value-type="string">
            <text:p>M</text:p>
          </table:table-cell>
          <table:table-cell table:style-name="ce4" office:value-type="float" office:value="27" calcext:value-type="float">
            <text:p>27</text:p>
          </table:table-cell>
          <table:table-cell table:style-name="ce8" table:formula="of:=[.E9]*[.$F$1]" office:value-type="currency" office:currency="EUR" office:value="486.81" calcext:value-type="currency">
            <text:p>486,81 €</text:p>
          </table:table-cell>
          <table:table-cell table:style-name="ce9" table:formula="of:=(1-[.$G$1])*[.F9]" office:value-type="currency" office:currency="EUR" office:value="413.7885" calcext:value-type="currency">
            <text:p>413,79 €</text:p>
          </table:table-cell>
          <table:table-cell table:style-name="ce11" table:formula="of:=ROUND([.G9];2)" office:value-type="currency" office:currency="EUR" office:value="413.79" calcext:value-type="currency">
            <text:p>413,79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Javier</text:p>
          </table:table-cell>
          <table:table-cell table:style-name="ce2" office:value-type="string" calcext:value-type="string">
            <text:p>Álvarez</text:p>
          </table:table-cell>
          <table:table-cell table:style-name="ce2" office:value-type="string" calcext:value-type="string">
            <text:p>Ramírez</text:p>
          </table:table-cell>
          <table:table-cell table:style-name="ce17" office:value-type="string" calcext:value-type="string">
            <text:p>H</text:p>
          </table:table-cell>
          <table:table-cell table:style-name="ce4" office:value-type="float" office:value="25" calcext:value-type="float">
            <text:p>25</text:p>
          </table:table-cell>
          <table:table-cell table:style-name="ce8" table:formula="of:=[.E10]*[.$F$1]" office:value-type="currency" office:currency="EUR" office:value="450.75" calcext:value-type="currency">
            <text:p>450,75 €</text:p>
          </table:table-cell>
          <table:table-cell table:style-name="ce9" table:formula="of:=(1-[.$G$1])*[.F10]" office:value-type="currency" office:currency="EUR" office:value="383.1375" calcext:value-type="currency">
            <text:p>383,14 €</text:p>
          </table:table-cell>
          <table:table-cell table:style-name="ce11" table:formula="of:=ROUND([.G10];2)" office:value-type="currency" office:currency="EUR" office:value="383.14" calcext:value-type="currency">
            <text:p>383,14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mador</text:p>
          </table:table-cell>
          <table:table-cell table:number-columns-repeated="2" table:style-name="ce2" office:value-type="string" calcext:value-type="string">
            <text:p>Ribas</text:p>
          </table:table-cell>
          <table:table-cell table:style-name="ce17" office:value-type="string" calcext:value-type="string">
            <text:p>H</text:p>
          </table:table-cell>
          <table:table-cell table:style-name="ce4" office:value-type="float" office:value="11" calcext:value-type="float">
            <text:p>11</text:p>
          </table:table-cell>
          <table:table-cell table:style-name="ce8" table:formula="of:=[.E11]*[.$F$1]" office:value-type="currency" office:currency="EUR" office:value="198.33" calcext:value-type="currency">
            <text:p>198,33 €</text:p>
          </table:table-cell>
          <table:table-cell table:style-name="ce9" table:formula="of:=(1-[.$G$1])*[.F11]" office:value-type="currency" office:currency="EUR" office:value="168.5805" calcext:value-type="currency">
            <text:p>168,58 €</text:p>
          </table:table-cell>
          <table:table-cell table:style-name="ce11" table:formula="of:=ROUND([.G11];2)" office:value-type="currency" office:currency="EUR" office:value="168.58" calcext:value-type="currency">
            <text:p>168,58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livia</text:p>
          </table:table-cell>
          <table:table-cell table:style-name="ce2" office:value-type="string" calcext:value-type="string">
            <text:p>Posada</text:p>
          </table:table-cell>
          <table:table-cell table:style-name="ce2" office:value-type="string" calcext:value-type="string">
            <text:p>Rey</text:p>
          </table:table-cell>
          <table:table-cell table:style-name="ce17" office:value-type="string" calcext:value-type="string">
            <text:p>M</text:p>
          </table:table-cell>
          <table:table-cell table:style-name="ce4" office:value-type="float" office:value="21" calcext:value-type="float">
            <text:p>21</text:p>
          </table:table-cell>
          <table:table-cell table:style-name="ce8" table:formula="of:=[.E12]*[.$F$1]" office:value-type="currency" office:currency="EUR" office:value="378.63" calcext:value-type="currency">
            <text:p>378,63 €</text:p>
          </table:table-cell>
          <table:table-cell table:style-name="ce9" table:formula="of:=(1-[.$G$1])*[.F12]" office:value-type="currency" office:currency="EUR" office:value="321.8355" calcext:value-type="currency">
            <text:p>321,84 €</text:p>
          </table:table-cell>
          <table:table-cell table:style-name="ce11" table:formula="of:=ROUND([.G12];2)" office:value-type="currency" office:currency="EUR" office:value="321.84" calcext:value-type="currency">
            <text:p>321,84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ante</text:p>
          </table:table-cell>
          <table:table-cell table:style-name="ce2" office:value-type="string" calcext:value-type="string">
            <text:p>Bibiloni</text:p>
          </table:table-cell>
          <table:table-cell table:style-name="ce2" office:value-type="string" calcext:value-type="string">
            <text:p>Busquets</text:p>
          </table:table-cell>
          <table:table-cell table:style-name="ce17" office:value-type="string" calcext:value-type="string">
            <text:p>H</text:p>
          </table:table-cell>
          <table:table-cell table:style-name="ce4" office:value-type="float" office:value="11" calcext:value-type="float">
            <text:p>11</text:p>
          </table:table-cell>
          <table:table-cell table:style-name="ce8" table:formula="of:=[.E13]*[.$F$1]" office:value-type="currency" office:currency="EUR" office:value="198.33" calcext:value-type="currency">
            <text:p>198,33 €</text:p>
          </table:table-cell>
          <table:table-cell table:style-name="ce9" table:formula="of:=(1-[.$G$1])*[.F13]" office:value-type="currency" office:currency="EUR" office:value="168.5805" calcext:value-type="currency">
            <text:p>168,58 €</text:p>
          </table:table-cell>
          <table:table-cell table:style-name="ce11" table:formula="of:=ROUND([.G13];2)" office:value-type="currency" office:currency="EUR" office:value="168.58" calcext:value-type="currency">
            <text:p>168,58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Jéssica</text:p>
          </table:table-cell>
          <table:table-cell table:number-columns-repeated="2" table:style-name="ce2" office:value-type="string" calcext:value-type="string">
            <text:p>Xamena</text:p>
          </table:table-cell>
          <table:table-cell table:style-name="ce17" office:value-type="string" calcext:value-type="string">
            <text:p>M</text:p>
          </table:table-cell>
          <table:table-cell table:style-name="ce4" office:value-type="float" office:value="12" calcext:value-type="float">
            <text:p>12</text:p>
          </table:table-cell>
          <table:table-cell table:style-name="ce8" table:formula="of:=[.E14]*[.$F$1]" office:value-type="currency" office:currency="EUR" office:value="216.36" calcext:value-type="currency">
            <text:p>216,36 €</text:p>
          </table:table-cell>
          <table:table-cell table:style-name="ce9" table:formula="of:=(1-[.$G$1])*[.F14]" office:value-type="currency" office:currency="EUR" office:value="183.906" calcext:value-type="currency">
            <text:p>183,91 €</text:p>
          </table:table-cell>
          <table:table-cell table:style-name="ce11" table:formula="of:=ROUND([.G14];2)" office:value-type="currency" office:currency="EUR" office:value="183.91" calcext:value-type="currency">
            <text:p>183,91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las</text:p>
          </table:table-cell>
          <table:table-cell table:style-name="ce2" office:value-type="string" calcext:value-type="string">
            <text:p>Martínez</text:p>
          </table:table-cell>
          <table:table-cell table:style-name="ce2" office:value-type="string" calcext:value-type="string">
            <text:p>Torres</text:p>
          </table:table-cell>
          <table:table-cell table:style-name="ce17" office:value-type="string" calcext:value-type="string">
            <text:p>H</text:p>
          </table:table-cell>
          <table:table-cell table:style-name="ce4" office:value-type="float" office:value="5" calcext:value-type="float">
            <text:p>5</text:p>
          </table:table-cell>
          <table:table-cell table:style-name="ce8" table:formula="of:=[.E15]*[.$F$1]" office:value-type="currency" office:currency="EUR" office:value="90.15" calcext:value-type="currency">
            <text:p>90,15 €</text:p>
          </table:table-cell>
          <table:table-cell table:style-name="ce9" table:formula="of:=(1-[.$G$1])*[.F15]" office:value-type="currency" office:currency="EUR" office:value="76.6275" calcext:value-type="currency">
            <text:p>76,63 €</text:p>
          </table:table-cell>
          <table:table-cell table:style-name="ce11" table:formula="of:=ROUND([.G15];2)" office:value-type="currency" office:currency="EUR" office:value="76.63" calcext:value-type="currency">
            <text:p>76,63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Javier</text:p>
          </table:table-cell>
          <table:table-cell table:style-name="ce2" office:value-type="string" calcext:value-type="string">
            <text:p>Sánchez</text:p>
          </table:table-cell>
          <table:table-cell table:style-name="ce2" office:value-type="string" calcext:value-type="string">
            <text:p>Martínez</text:p>
          </table:table-cell>
          <table:table-cell table:style-name="ce17" office:value-type="string" calcext:value-type="string">
            <text:p>H</text:p>
          </table:table-cell>
          <table:table-cell table:style-name="ce4" office:value-type="float" office:value="26" calcext:value-type="float">
            <text:p>26</text:p>
          </table:table-cell>
          <table:table-cell table:style-name="ce8" table:formula="of:=[.E16]*[.$F$1]" office:value-type="currency" office:currency="EUR" office:value="468.78" calcext:value-type="currency">
            <text:p>468,78 €</text:p>
          </table:table-cell>
          <table:table-cell table:style-name="ce9" table:formula="of:=(1-[.$G$1])*[.F16]" office:value-type="currency" office:currency="EUR" office:value="398.463" calcext:value-type="currency">
            <text:p>398,46 €</text:p>
          </table:table-cell>
          <table:table-cell table:style-name="ce11" table:formula="of:=ROUND([.G16];2)" office:value-type="currency" office:currency="EUR" office:value="398.46" calcext:value-type="currency">
            <text:p>398,46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rancha</text:p>
          </table:table-cell>
          <table:table-cell table:style-name="ce2" office:value-type="string" calcext:value-type="string">
            <text:p>Rivera</text:p>
          </table:table-cell>
          <table:table-cell table:style-name="ce2" office:value-type="string" calcext:value-type="string">
            <text:p>Machín</text:p>
          </table:table-cell>
          <table:table-cell table:style-name="ce17" office:value-type="string" calcext:value-type="string">
            <text:p>M</text:p>
          </table:table-cell>
          <table:table-cell table:style-name="ce4" office:value-type="float" office:value="24" calcext:value-type="float">
            <text:p>24</text:p>
          </table:table-cell>
          <table:table-cell table:style-name="ce8" table:formula="of:=[.E17]*[.$F$1]" office:value-type="currency" office:currency="EUR" office:value="432.72" calcext:value-type="currency">
            <text:p>432,72 €</text:p>
          </table:table-cell>
          <table:table-cell table:style-name="ce9" table:formula="of:=(1-[.$G$1])*[.F17]" office:value-type="currency" office:currency="EUR" office:value="367.812" calcext:value-type="currency">
            <text:p>367,81 €</text:p>
          </table:table-cell>
          <table:table-cell table:style-name="ce11" table:formula="of:=ROUND([.G17];2)" office:value-type="currency" office:currency="EUR" office:value="367.81" calcext:value-type="currency">
            <text:p>367,81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argarita</text:p>
          </table:table-cell>
          <table:table-cell table:style-name="ce2" office:value-type="string" calcext:value-type="string">
            <text:p>Iglesias</text:p>
          </table:table-cell>
          <table:table-cell table:style-name="ce2" office:value-type="string" calcext:value-type="string">
            <text:p>Calderón</text:p>
          </table:table-cell>
          <table:table-cell table:style-name="ce17" office:value-type="string" calcext:value-type="string">
            <text:p>M</text:p>
          </table:table-cell>
          <table:table-cell table:style-name="ce4" office:value-type="float" office:value="6" calcext:value-type="float">
            <text:p>6</text:p>
          </table:table-cell>
          <table:table-cell table:style-name="ce8" table:formula="of:=[.E18]*[.$F$1]" office:value-type="currency" office:currency="EUR" office:value="108.18" calcext:value-type="currency">
            <text:p>108,18 €</text:p>
          </table:table-cell>
          <table:table-cell table:style-name="ce9" table:formula="of:=(1-[.$G$1])*[.F18]" office:value-type="currency" office:currency="EUR" office:value="91.953" calcext:value-type="currency">
            <text:p>91,95 €</text:p>
          </table:table-cell>
          <table:table-cell table:style-name="ce11" table:formula="of:=ROUND([.G18];2)" office:value-type="currency" office:currency="EUR" office:value="91.95" calcext:value-type="currency">
            <text:p>91,95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Julia</text:p>
          </table:table-cell>
          <table:table-cell table:style-name="ce2" office:value-type="string" calcext:value-type="string">
            <text:p>Martínez</text:p>
          </table:table-cell>
          <table:table-cell table:style-name="ce2" office:value-type="string" calcext:value-type="string">
            <text:p>Amengual</text:p>
          </table:table-cell>
          <table:table-cell table:style-name="ce17" office:value-type="string" calcext:value-type="string">
            <text:p>M</text:p>
          </table:table-cell>
          <table:table-cell table:style-name="ce4" office:value-type="float" office:value="22" calcext:value-type="float">
            <text:p>22</text:p>
          </table:table-cell>
          <table:table-cell table:style-name="ce8" table:formula="of:=[.E19]*[.$F$1]" office:value-type="currency" office:currency="EUR" office:value="396.66" calcext:value-type="currency">
            <text:p>396,66 €</text:p>
          </table:table-cell>
          <table:table-cell table:style-name="ce9" table:formula="of:=(1-[.$G$1])*[.F19]" office:value-type="currency" office:currency="EUR" office:value="337.161" calcext:value-type="currency">
            <text:p>337,16 €</text:p>
          </table:table-cell>
          <table:table-cell table:style-name="ce11" table:formula="of:=ROUND([.G19];2)" office:value-type="currency" office:currency="EUR" office:value="337.16" calcext:value-type="currency">
            <text:p>337,16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aría</text:p>
          </table:table-cell>
          <table:table-cell table:style-name="ce2" office:value-type="string" calcext:value-type="string">
            <text:p>Gual</text:p>
          </table:table-cell>
          <table:table-cell table:style-name="ce2" office:value-type="string" calcext:value-type="string">
            <text:p>Torres</text:p>
          </table:table-cell>
          <table:table-cell table:style-name="ce17" office:value-type="string" calcext:value-type="string">
            <text:p>M</text:p>
          </table:table-cell>
          <table:table-cell table:style-name="ce4" office:value-type="float" office:value="12" calcext:value-type="float">
            <text:p>12</text:p>
          </table:table-cell>
          <table:table-cell table:style-name="ce8" table:formula="of:=[.E20]*[.$F$1]" office:value-type="currency" office:currency="EUR" office:value="216.36" calcext:value-type="currency">
            <text:p>216,36 €</text:p>
          </table:table-cell>
          <table:table-cell table:style-name="ce9" table:formula="of:=(1-[.$G$1])*[.F20]" office:value-type="currency" office:currency="EUR" office:value="183.906" calcext:value-type="currency">
            <text:p>183,91 €</text:p>
          </table:table-cell>
          <table:table-cell table:style-name="ce11" table:formula="of:=ROUND([.G20];2)" office:value-type="currency" office:currency="EUR" office:value="183.91" calcext:value-type="currency">
            <text:p>183,91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aría</text:p>
          </table:table-cell>
          <table:table-cell table:style-name="ce2" office:value-type="string" calcext:value-type="string">
            <text:p>Machín</text:p>
          </table:table-cell>
          <table:table-cell table:style-name="ce2" office:value-type="string" calcext:value-type="string">
            <text:p>Satrústegui</text:p>
          </table:table-cell>
          <table:table-cell table:style-name="ce17" office:value-type="string" calcext:value-type="string">
            <text:p>M</text:p>
          </table:table-cell>
          <table:table-cell table:style-name="ce4" office:value-type="float" office:value="10" calcext:value-type="float">
            <text:p>10</text:p>
          </table:table-cell>
          <table:table-cell table:style-name="ce8" table:formula="of:=[.E21]*[.$F$1]" office:value-type="currency" office:currency="EUR" office:value="180.3" calcext:value-type="currency">
            <text:p>180,30 €</text:p>
          </table:table-cell>
          <table:table-cell table:style-name="ce9" table:formula="of:=(1-[.$G$1])*[.F21]" office:value-type="currency" office:currency="EUR" office:value="153.255" calcext:value-type="currency">
            <text:p>153,26 €</text:p>
          </table:table-cell>
          <table:table-cell table:style-name="ce11" table:formula="of:=ROUND([.G21];2)" office:value-type="currency" office:currency="EUR" office:value="153.26" calcext:value-type="currency">
            <text:p>153,26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ntonio</text:p>
          </table:table-cell>
          <table:table-cell table:style-name="ce2" office:value-type="string" calcext:value-type="string">
            <text:p>Torres</text:p>
          </table:table-cell>
          <table:table-cell table:style-name="ce2" office:value-type="string" calcext:value-type="string">
            <text:p>Blanco</text:p>
          </table:table-cell>
          <table:table-cell table:style-name="ce17" office:value-type="string" calcext:value-type="string">
            <text:p>H</text:p>
          </table:table-cell>
          <table:table-cell table:style-name="ce4" office:value-type="float" office:value="30" calcext:value-type="float">
            <text:p>30</text:p>
          </table:table-cell>
          <table:table-cell table:style-name="ce8" table:formula="of:=[.E22]*[.$F$1]" office:value-type="currency" office:currency="EUR" office:value="540.9" calcext:value-type="currency">
            <text:p>540,90 €</text:p>
          </table:table-cell>
          <table:table-cell table:style-name="ce9" table:formula="of:=(1-[.$G$1])*[.F22]" office:value-type="currency" office:currency="EUR" office:value="459.765" calcext:value-type="currency">
            <text:p>459,77 €</text:p>
          </table:table-cell>
          <table:table-cell table:style-name="ce11" table:formula="of:=ROUND([.G22];2)" office:value-type="currency" office:currency="EUR" office:value="459.77" calcext:value-type="currency">
            <text:p>459,77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ar</text:p>
          </table:table-cell>
          <table:table-cell table:style-name="ce2" office:value-type="string" calcext:value-type="string">
            <text:p>Pazos</text:p>
          </table:table-cell>
          <table:table-cell table:style-name="ce2" office:value-type="string" calcext:value-type="string">
            <text:p>Álvarez</text:p>
          </table:table-cell>
          <table:table-cell table:style-name="ce17" office:value-type="string" calcext:value-type="string">
            <text:p>M</text:p>
          </table:table-cell>
          <table:table-cell table:style-name="ce4" office:value-type="float" office:value="5" calcext:value-type="float">
            <text:p>5</text:p>
          </table:table-cell>
          <table:table-cell table:style-name="ce8" table:formula="of:=[.E23]*[.$F$1]" office:value-type="currency" office:currency="EUR" office:value="90.15" calcext:value-type="currency">
            <text:p>90,15 €</text:p>
          </table:table-cell>
          <table:table-cell table:style-name="ce9" table:formula="of:=(1-[.$G$1])*[.F23]" office:value-type="currency" office:currency="EUR" office:value="76.6275" calcext:value-type="currency">
            <text:p>76,63 €</text:p>
          </table:table-cell>
          <table:table-cell table:style-name="ce11" table:formula="of:=ROUND([.G23];2)" office:value-type="currency" office:currency="EUR" office:value="76.63" calcext:value-type="currency">
            <text:p>76,63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rancisco</text:p>
          </table:table-cell>
          <table:table-cell table:style-name="ce2" office:value-type="string" calcext:value-type="string">
            <text:p>Rojo</text:p>
          </table:table-cell>
          <table:table-cell table:style-name="ce2" office:value-type="string" calcext:value-type="string">
            <text:p>Xamena</text:p>
          </table:table-cell>
          <table:table-cell table:style-name="ce17" office:value-type="string" calcext:value-type="string">
            <text:p>H</text:p>
          </table:table-cell>
          <table:table-cell table:style-name="ce4" office:value-type="float" office:value="25" calcext:value-type="float">
            <text:p>25</text:p>
          </table:table-cell>
          <table:table-cell table:style-name="ce8" table:formula="of:=[.E24]*[.$F$1]" office:value-type="currency" office:currency="EUR" office:value="450.75" calcext:value-type="currency">
            <text:p>450,75 €</text:p>
          </table:table-cell>
          <table:table-cell table:style-name="ce9" table:formula="of:=(1-[.$G$1])*[.F24]" office:value-type="currency" office:currency="EUR" office:value="383.1375" calcext:value-type="currency">
            <text:p>383,14 €</text:p>
          </table:table-cell>
          <table:table-cell table:style-name="ce11" table:formula="of:=ROUND([.G24];2)" office:value-type="currency" office:currency="EUR" office:value="383.14" calcext:value-type="currency">
            <text:p>383,14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isco</text:p>
          </table:table-cell>
          <table:table-cell table:number-columns-repeated="2" table:style-name="ce2" office:value-type="string" calcext:value-type="string">
            <text:p>Martínez</text:p>
          </table:table-cell>
          <table:table-cell table:style-name="ce17" office:value-type="string" calcext:value-type="string">
            <text:p>H</text:p>
          </table:table-cell>
          <table:table-cell table:style-name="ce4" office:value-type="float" office:value="21" calcext:value-type="float">
            <text:p>21</text:p>
          </table:table-cell>
          <table:table-cell table:style-name="ce8" table:formula="of:=[.E25]*[.$F$1]" office:value-type="currency" office:currency="EUR" office:value="378.63" calcext:value-type="currency">
            <text:p>378,63 €</text:p>
          </table:table-cell>
          <table:table-cell table:style-name="ce9" table:formula="of:=(1-[.$G$1])*[.F25]" office:value-type="currency" office:currency="EUR" office:value="321.8355" calcext:value-type="currency">
            <text:p>321,84 €</text:p>
          </table:table-cell>
          <table:table-cell table:style-name="ce11" table:formula="of:=ROUND([.G25];2)" office:value-type="currency" office:currency="EUR" office:value="321.84" calcext:value-type="currency">
            <text:p>321,84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Juan</text:p>
          </table:table-cell>
          <table:table-cell table:number-columns-repeated="2" table:style-name="ce2" office:value-type="string" calcext:value-type="string">
            <text:p>Sánchez</text:p>
          </table:table-cell>
          <table:table-cell table:style-name="ce17" office:value-type="string" calcext:value-type="string">
            <text:p>H</text:p>
          </table:table-cell>
          <table:table-cell table:style-name="ce4" office:value-type="float" office:value="6" calcext:value-type="float">
            <text:p>6</text:p>
          </table:table-cell>
          <table:table-cell table:style-name="ce8" table:formula="of:=[.E26]*[.$F$1]" office:value-type="currency" office:currency="EUR" office:value="108.18" calcext:value-type="currency">
            <text:p>108,18 €</text:p>
          </table:table-cell>
          <table:table-cell table:style-name="ce9" table:formula="of:=(1-[.$G$1])*[.F26]" office:value-type="currency" office:currency="EUR" office:value="91.953" calcext:value-type="currency">
            <text:p>91,95 €</text:p>
          </table:table-cell>
          <table:table-cell table:style-name="ce11" table:formula="of:=ROUND([.G26];2)" office:value-type="currency" office:currency="EUR" office:value="91.95" calcext:value-type="currency">
            <text:p>91,95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Juan Carlos</text:p>
          </table:table-cell>
          <table:table-cell table:number-columns-repeated="2" table:style-name="ce2" office:value-type="string" calcext:value-type="string">
            <text:p>Rivera</text:p>
          </table:table-cell>
          <table:table-cell table:style-name="ce17" office:value-type="string" calcext:value-type="string">
            <text:p>H</text:p>
          </table:table-cell>
          <table:table-cell table:style-name="ce4" office:value-type="float" office:value="20" calcext:value-type="float">
            <text:p>20</text:p>
          </table:table-cell>
          <table:table-cell table:style-name="ce8" table:formula="of:=[.E27]*[.$F$1]" office:value-type="currency" office:currency="EUR" office:value="360.6" calcext:value-type="currency">
            <text:p>360,60 €</text:p>
          </table:table-cell>
          <table:table-cell table:style-name="ce9" table:formula="of:=(1-[.$G$1])*[.F27]" office:value-type="currency" office:currency="EUR" office:value="306.51" calcext:value-type="currency">
            <text:p>306,51 €</text:p>
          </table:table-cell>
          <table:table-cell table:style-name="ce11" table:formula="of:=ROUND([.G27];2)" office:value-type="currency" office:currency="EUR" office:value="306.51" calcext:value-type="currency">
            <text:p>306,51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lvia</text:p>
          </table:table-cell>
          <table:table-cell table:style-name="ce2" office:value-type="string" calcext:value-type="string">
            <text:p>Ribas</text:p>
          </table:table-cell>
          <table:table-cell table:style-name="ce2" office:value-type="string" calcext:value-type="string">
            <text:p>Salas</text:p>
          </table:table-cell>
          <table:table-cell table:style-name="ce17" office:value-type="string" calcext:value-type="string">
            <text:p>M</text:p>
          </table:table-cell>
          <table:table-cell table:style-name="ce4" office:value-type="float" office:value="25" calcext:value-type="float">
            <text:p>25</text:p>
          </table:table-cell>
          <table:table-cell table:style-name="ce8" table:formula="of:=[.E28]*[.$F$1]" office:value-type="currency" office:currency="EUR" office:value="450.75" calcext:value-type="currency">
            <text:p>450,75 €</text:p>
          </table:table-cell>
          <table:table-cell table:style-name="ce9" table:formula="of:=(1-[.$G$1])*[.F28]" office:value-type="currency" office:currency="EUR" office:value="383.1375" calcext:value-type="currency">
            <text:p>383,14 €</text:p>
          </table:table-cell>
          <table:table-cell table:style-name="ce11" table:formula="of:=ROUND([.G28];2)" office:value-type="currency" office:currency="EUR" office:value="383.14" calcext:value-type="currency">
            <text:p>383,14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ntonia</text:p>
          </table:table-cell>
          <table:table-cell table:style-name="ce2" office:value-type="string" calcext:value-type="string">
            <text:p>Gómez</text:p>
          </table:table-cell>
          <table:table-cell table:style-name="ce2" office:value-type="string" calcext:value-type="string">
            <text:p>Roca</text:p>
          </table:table-cell>
          <table:table-cell table:style-name="ce17" office:value-type="string" calcext:value-type="string">
            <text:p>M</text:p>
          </table:table-cell>
          <table:table-cell table:style-name="ce4" office:value-type="float" office:value="21" calcext:value-type="float">
            <text:p>21</text:p>
          </table:table-cell>
          <table:table-cell table:style-name="ce8" table:formula="of:=[.E29]*[.$F$1]" office:value-type="currency" office:currency="EUR" office:value="378.63" calcext:value-type="currency">
            <text:p>378,63 €</text:p>
          </table:table-cell>
          <table:table-cell table:style-name="ce9" table:formula="of:=(1-[.$G$1])*[.F29]" office:value-type="currency" office:currency="EUR" office:value="321.8355" calcext:value-type="currency">
            <text:p>321,84 €</text:p>
          </table:table-cell>
          <table:table-cell table:style-name="ce11" table:formula="of:=ROUND([.G29];2)" office:value-type="currency" office:currency="EUR" office:value="321.84" calcext:value-type="currency">
            <text:p>321,84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aura</text:p>
          </table:table-cell>
          <table:table-cell table:style-name="ce2" office:value-type="string" calcext:value-type="string">
            <text:p>Amer</text:p>
          </table:table-cell>
          <table:table-cell table:style-name="ce2" office:value-type="string" calcext:value-type="string">
            <text:p>Ribas</text:p>
          </table:table-cell>
          <table:table-cell table:style-name="ce18" office:value-type="string" calcext:value-type="string">
            <text:p>M</text:p>
          </table:table-cell>
          <table:table-cell table:style-name="ce4" office:value-type="float" office:value="14" calcext:value-type="float">
            <text:p>14</text:p>
          </table:table-cell>
          <table:table-cell table:style-name="ce8" table:formula="of:=[.E30]*[.$F$1]" office:value-type="currency" office:currency="EUR" office:value="252.42" calcext:value-type="currency">
            <text:p>252,42 €</text:p>
          </table:table-cell>
          <table:table-cell table:style-name="ce9" table:formula="of:=(1-[.$G$1])*[.F30]" office:value-type="currency" office:currency="EUR" office:value="214.557" calcext:value-type="currency">
            <text:p>214,56 €</text:p>
          </table:table-cell>
          <table:table-cell table:style-name="ce11" table:formula="of:=ROUND([.G30];2)" office:value-type="currency" office:currency="EUR" office:value="214.56" calcext:value-type="currency">
            <text:p>214,56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icente</text:p>
          </table:table-cell>
          <table:table-cell table:style-name="ce2" office:value-type="string" calcext:value-type="string">
            <text:p>Calafat</text:p>
          </table:table-cell>
          <table:table-cell table:style-name="ce2" office:value-type="string" calcext:value-type="string">
            <text:p>Ames</text:p>
          </table:table-cell>
          <table:table-cell table:style-name="ce17" office:value-type="string" calcext:value-type="string">
            <text:p>H</text:p>
          </table:table-cell>
          <table:table-cell table:style-name="ce4" office:value-type="float" office:value="13" calcext:value-type="float">
            <text:p>13</text:p>
          </table:table-cell>
          <table:table-cell table:style-name="ce8" table:formula="of:=[.E31]*[.$F$1]" office:value-type="currency" office:currency="EUR" office:value="234.39" calcext:value-type="currency">
            <text:p>234,39 €</text:p>
          </table:table-cell>
          <table:table-cell table:style-name="ce9" table:formula="of:=(1-[.$G$1])*[.F31]" office:value-type="currency" office:currency="EUR" office:value="199.2315" calcext:value-type="currency">
            <text:p>199,23 €</text:p>
          </table:table-cell>
          <table:table-cell table:style-name="ce11" table:formula="of:=ROUND([.G31];2)" office:value-type="currency" office:currency="EUR" office:value="199.23" calcext:value-type="currency">
            <text:p>199,23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Amer</text:p>
          </table:table-cell>
          <table:table-cell table:style-name="ce2" office:value-type="string" calcext:value-type="string">
            <text:p>Rojo</text:p>
          </table:table-cell>
          <table:table-cell table:style-name="ce17" office:value-type="string" calcext:value-type="string">
            <text:p>M</text:p>
          </table:table-cell>
          <table:table-cell table:style-name="ce4" office:value-type="float" office:value="8" calcext:value-type="float">
            <text:p>8</text:p>
          </table:table-cell>
          <table:table-cell table:style-name="ce8" table:formula="of:=[.E32]*[.$F$1]" office:value-type="currency" office:currency="EUR" office:value="144.24" calcext:value-type="currency">
            <text:p>144,24 €</text:p>
          </table:table-cell>
          <table:table-cell table:style-name="ce9" table:formula="of:=(1-[.$G$1])*[.F32]" office:value-type="currency" office:currency="EUR" office:value="122.604" calcext:value-type="currency">
            <text:p>122,60 €</text:p>
          </table:table-cell>
          <table:table-cell table:style-name="ce11" table:formula="of:=ROUND([.G32];2)" office:value-type="currency" office:currency="EUR" office:value="122.6" calcext:value-type="currency">
            <text:p>122,60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na</text:p>
          </table:table-cell>
          <table:table-cell table:number-columns-repeated="2" table:style-name="ce2" office:value-type="string" calcext:value-type="string">
            <text:p>Pastor</text:p>
          </table:table-cell>
          <table:table-cell table:style-name="ce17" office:value-type="string" calcext:value-type="string">
            <text:p>M</text:p>
          </table:table-cell>
          <table:table-cell table:style-name="ce4" office:value-type="float" office:value="30" calcext:value-type="float">
            <text:p>30</text:p>
          </table:table-cell>
          <table:table-cell table:style-name="ce8" table:formula="of:=[.E33]*[.$F$1]" office:value-type="currency" office:currency="EUR" office:value="540.9" calcext:value-type="currency">
            <text:p>540,90 €</text:p>
          </table:table-cell>
          <table:table-cell table:style-name="ce9" table:formula="of:=(1-[.$G$1])*[.F33]" office:value-type="currency" office:currency="EUR" office:value="459.765" calcext:value-type="currency">
            <text:p>459,77 €</text:p>
          </table:table-cell>
          <table:table-cell table:style-name="ce11" table:formula="of:=ROUND([.G33];2)" office:value-type="currency" office:currency="EUR" office:value="459.77" calcext:value-type="currency">
            <text:p>459,77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va</text:p>
          </table:table-cell>
          <table:table-cell table:style-name="ce2" office:value-type="string" calcext:value-type="string">
            <text:p>Ribas</text:p>
          </table:table-cell>
          <table:table-cell table:style-name="ce2" office:value-type="string" calcext:value-type="string">
            <text:p>Rivera</text:p>
          </table:table-cell>
          <table:table-cell table:style-name="ce17" office:value-type="string" calcext:value-type="string">
            <text:p>M</text:p>
          </table:table-cell>
          <table:table-cell table:style-name="ce4" office:value-type="float" office:value="12" calcext:value-type="float">
            <text:p>12</text:p>
          </table:table-cell>
          <table:table-cell table:style-name="ce8" table:formula="of:=[.E34]*[.$F$1]" office:value-type="currency" office:currency="EUR" office:value="216.36" calcext:value-type="currency">
            <text:p>216,36 €</text:p>
          </table:table-cell>
          <table:table-cell table:style-name="ce9" table:formula="of:=(1-[.$G$1])*[.F34]" office:value-type="currency" office:currency="EUR" office:value="183.906" calcext:value-type="currency">
            <text:p>183,91 €</text:p>
          </table:table-cell>
          <table:table-cell table:style-name="ce11" table:formula="of:=ROUND([.G34];2)" office:value-type="currency" office:currency="EUR" office:value="183.91" calcext:value-type="currency">
            <text:p>183,91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icente</text:p>
          </table:table-cell>
          <table:table-cell table:number-columns-repeated="2" table:style-name="ce2" office:value-type="string" calcext:value-type="string">
            <text:p>Quiroga</text:p>
          </table:table-cell>
          <table:table-cell table:style-name="ce17" office:value-type="string" calcext:value-type="string">
            <text:p>H</text:p>
          </table:table-cell>
          <table:table-cell table:style-name="ce4" office:value-type="float" office:value="28" calcext:value-type="float">
            <text:p>28</text:p>
          </table:table-cell>
          <table:table-cell table:style-name="ce8" table:formula="of:=[.E35]*[.$F$1]" office:value-type="currency" office:currency="EUR" office:value="504.84" calcext:value-type="currency">
            <text:p>504,84 €</text:p>
          </table:table-cell>
          <table:table-cell table:style-name="ce9" table:formula="of:=(1-[.$G$1])*[.F35]" office:value-type="currency" office:currency="EUR" office:value="429.114" calcext:value-type="currency">
            <text:p>429,11 €</text:p>
          </table:table-cell>
          <table:table-cell table:style-name="ce11" table:formula="of:=ROUND([.G35];2)" office:value-type="currency" office:currency="EUR" office:value="429.11" calcext:value-type="currency">
            <text:p>429,11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Javier</text:p>
          </table:table-cell>
          <table:table-cell table:number-columns-repeated="2" table:style-name="ce2" office:value-type="string" calcext:value-type="string">
            <text:p>Maroto</text:p>
          </table:table-cell>
          <table:table-cell table:style-name="ce17" office:value-type="string" calcext:value-type="string">
            <text:p>H</text:p>
          </table:table-cell>
          <table:table-cell table:style-name="ce4" office:value-type="float" office:value="7" calcext:value-type="float">
            <text:p>7</text:p>
          </table:table-cell>
          <table:table-cell table:style-name="ce8" table:formula="of:=[.E36]*[.$F$1]" office:value-type="currency" office:currency="EUR" office:value="126.21" calcext:value-type="currency">
            <text:p>126,21 €</text:p>
          </table:table-cell>
          <table:table-cell table:style-name="ce9" table:formula="of:=(1-[.$G$1])*[.F36]" office:value-type="currency" office:currency="EUR" office:value="107.2785" calcext:value-type="currency">
            <text:p>107,28 €</text:p>
          </table:table-cell>
          <table:table-cell table:style-name="ce11" table:formula="of:=ROUND([.G36];2)" office:value-type="currency" office:currency="EUR" office:value="107.28" calcext:value-type="currency">
            <text:p>107,28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oberto</text:p>
          </table:table-cell>
          <table:table-cell table:style-name="ce2" office:value-type="string" calcext:value-type="string">
            <text:p>Leal</text:p>
          </table:table-cell>
          <table:table-cell table:style-name="ce2" office:value-type="string" calcext:value-type="string">
            <text:p>Ribas</text:p>
          </table:table-cell>
          <table:table-cell table:style-name="ce17" office:value-type="string" calcext:value-type="string">
            <text:p>H</text:p>
          </table:table-cell>
          <table:table-cell table:style-name="ce4" office:value-type="float" office:value="25" calcext:value-type="float">
            <text:p>25</text:p>
          </table:table-cell>
          <table:table-cell table:style-name="ce8" table:formula="of:=[.E37]*[.$F$1]" office:value-type="currency" office:currency="EUR" office:value="450.75" calcext:value-type="currency">
            <text:p>450,75 €</text:p>
          </table:table-cell>
          <table:table-cell table:style-name="ce9" table:formula="of:=(1-[.$G$1])*[.F37]" office:value-type="currency" office:currency="EUR" office:value="383.1375" calcext:value-type="currency">
            <text:p>383,14 €</text:p>
          </table:table-cell>
          <table:table-cell table:style-name="ce11" table:formula="of:=ROUND([.G37];2)" office:value-type="currency" office:currency="EUR" office:value="383.14" calcext:value-type="currency">
            <text:p>383,14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anessa</text:p>
          </table:table-cell>
          <table:table-cell table:style-name="ce2" office:value-type="string" calcext:value-type="string">
            <text:p>Ribas</text:p>
          </table:table-cell>
          <table:table-cell table:style-name="ce2" office:value-type="string" calcext:value-type="string">
            <text:p>López</text:p>
          </table:table-cell>
          <table:table-cell table:style-name="ce17" office:value-type="string" calcext:value-type="string">
            <text:p>M</text:p>
          </table:table-cell>
          <table:table-cell table:style-name="ce4" office:value-type="float" office:value="19" calcext:value-type="float">
            <text:p>19</text:p>
          </table:table-cell>
          <table:table-cell table:style-name="ce8" table:formula="of:=[.E38]*[.$F$1]" office:value-type="currency" office:currency="EUR" office:value="342.57" calcext:value-type="currency">
            <text:p>342,57 €</text:p>
          </table:table-cell>
          <table:table-cell table:style-name="ce9" table:formula="of:=(1-[.$G$1])*[.F38]" office:value-type="currency" office:currency="EUR" office:value="291.1845" calcext:value-type="currency">
            <text:p>291,18 €</text:p>
          </table:table-cell>
          <table:table-cell table:style-name="ce11" table:formula="of:=ROUND([.G38];2)" office:value-type="currency" office:currency="EUR" office:value="291.18" calcext:value-type="currency">
            <text:p>291,18 €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style-name="ce4" table:formula="of:=SUM([.E3:.E38])" office:value-type="float" office:value="621" calcext:value-type="float">
            <text:p>621</text:p>
          </table:table-cell>
          <table:table-cell table:style-name="ce8" table:formula="of:=[.E39]*[.$F$1]" office:value-type="currency" office:currency="EUR" office:value="11196.63" calcext:value-type="currency">
            <text:p>11.196,63 €</text:p>
          </table:table-cell>
          <table:table-cell table:style-name="ce9" table:formula="of:=(1-[.$G$1])*[.F39]" office:value-type="currency" office:currency="EUR" office:value="9517.1355" calcext:value-type="currency">
            <text:p>9.517,14 €</text:p>
          </table:table-cell>
          <table:table-cell table:style-name="ce11" table:formula="of:=ROUND([.G39];2)" office:value-type="currency" office:currency="EUR" office:value="9517.14" calcext:value-type="currency">
            <text:p>9.517,14 €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Homes</text:p>
          </table:table-cell>
          <table:table-cell table:style-name="ce4" table:formula="of:=COUNTIF([.D$3:.D$38];&quot;H&quot;)" office:value-type="float" office:value="19" calcext:value-type="float">
            <text:p>19</text:p>
          </table:table-cell>
          <table:table-cell table:style-name="ce4"/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Dones</text:p>
          </table:table-cell>
          <table:table-cell table:style-name="ce4" table:formula="of:=COUNTIF([.D$3:.D$38];&quot;M&quot;)" office:value-type="float" office:value="17" calcext:value-type="float">
            <text:p>17</text:p>
          </table:table-cell>
          <table:table-cell table:style-name="ce4"/>
          <table:table-cell table:style-name="ce3" office:value-type="string" calcext:value-type="string">
            <text:p>Total bruts</text:p>
          </table:table-cell>
          <table:table-cell table:style-name="ce2" office:value-type="float" office:value="11196.63" calcext:value-type="float">
            <text:p>11196,6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 table:number-columns-repeated="2"/>
          <table:table-cell table:style-name="ce3" office:value-type="string" calcext:value-type="string">
            <text:p>Total nets</text:p>
          </table:table-cell>
          <table:table-cell table:style-name="ce3" office:value-type="float" office:value="9517.14" calcext:value-type="float">
            <text:p>9517,1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>
            <text:p>Sou H</text:p>
          </table:table-cell>
          <table:table-cell table:style-name="ce4" table:formula="of:=SUMIFS([.H$3:.H$38];[.D$3:.D$38];&quot;H&quot;)" office:value-type="float" office:value="5118.73" calcext:value-type="float">
            <text:p>5118,73</text:p>
          </table:table-cell>
          <table:table-cell table:style-name="ce4"/>
          <table:table-cell table:style-name="ce3" office:value-type="string" calcext:value-type="string">
            <text:p>Total retencions</text:p>
          </table:table-cell>
          <table:table-cell table:style-name="ce3" table:formula="of:=[.G42]-[.G43]" office:value-type="float" office:value="1679.49" calcext:value-type="float">
            <text:p>1679,4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>
            <text:p>Sou M</text:p>
          </table:table-cell>
          <table:table-cell table:style-name="ce4" table:formula="of:=SUMIFS([.H$3:.H$38];[.D$3:.D$38];&quot;M&quot;)" office:value-type="float" office:value="4398.44" calcext:value-type="float">
            <text:p>4398,44</text:p>
          </table:table-cell>
          <table:table-cell table:style-name="ce4"/>
          <table:table-cell table:number-columns-repeated="1019"/>
        </table:table-row>
        <table:table-row table:style-name="ro1" table:number-rows-repeated="200">
          <table:table-cell table:number-columns-repeated="1024"/>
        </table:table-row>
        <table:table-row table:style-name="ro2" table:number-rows-repeated="755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Hoja1.D30:Hoja1.D30">
            <calcext:condition calcext:apply-style-name="ConditionalStyle_2" calcext:value="=m" calcext:base-cell-address="Hoja1.D30"/>
          </calcext:conditional-format>
          <calcext:conditional-format calcext:target-range-address="Hoja1.D3:Hoja1.D38">
            <calcext:condition calcext:apply-style-name="ConditionalStyle_1" calcext:value="=&quot;H&quot;" calcext:base-cell-address="Hoja1.D3"/>
            <calcext:condition calcext:apply-style-name="ConditionalStyle_2" calcext:value="=&quot;M&quot;" calcext:base-cell-address="Hoja1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9P0"/>
    </number:currency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6">
      <number:minutes number:style="long"/>
      <number:text>:</number:text>
      <number:seconds number:style="long" number:decimal-places="1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4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cc0000"/>
      <style:text-properties fo:color="#ffffff" style:font-name="Arial" fo:font-family="Arial" fo:font-weight="bold" style:font-weight-asian="bold" style:font-name-complex="Arial" style:font-family-complex="Arial" style:font-weight-complex="bold"/>
    </style:style>
    <style:style style:name="ConditionalStyle_5f_2" style:display-name="ConditionalStyle_2" style:family="table-cell" style:parent-style-name="Default">
      <style:table-cell-properties fo:background-color="#ccffcc"/>
      <style:text-properties fo:color="#006600" style:font-name="Arial" fo:font-family="Arial" style:font-name-complex="Arial" style:font-family-complex="Arial"/>
    </style:style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Hoja1" style:display-name="PageStyle_Hoj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date>2022-11-16T12:48:18.515057998</dc:date>
    <dc:creator>Adri Hierro</dc:creator>
    <meta:editing-duration>PT1M55S</meta:editing-duration>
    <meta:editing-cycles>1</meta:editing-cycles>
    <meta:document-statistic meta:table-count="1" meta:cell-count="316" meta:object-count="0"/>
  </office:meta>
</office:document-meta>
</file>